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2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6894272" text:id="ct1768942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76894376" text:id="ct1768943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76894480" text:id="ct1768944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76894688" text:id="ct1768946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90788192793252817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176894272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9"><text:change text:change-id="ct17689437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17689448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/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2</text:p>
            <text:p text:style-name="P27">חֲזוֹן עֹבַדְיָה כֹּה־אָמַר אֲדֹנָי יְהוִה לֶאֱדוֹם שְׁמוּעָה שָׁמַעְנוּ מֵאֵת <text:soft-page-break/>יְהוָה וְצִיר בַּגּוֹיִם שֻׁלָּח קוּמוּ וְנָקוּמָה עָלֶיהָ לַמִּלְחָמ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מִי יוֹרִדֵנִי אָרֶץ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וְאִם־בֵּין כּוֹכָבִים שִׂים קִנֶּ</text:p>
            <text:p text:style-name="P27">*</text:p>
            <text:p text:style-name="P27">מִשָּׁם אוֹרִידְ</text:p>
            <text:p text:style-name="P27">*</text:p>
            <text:p text:style-name="P27"><text:soft-page-break/>נְאֻם־יְהו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176894688"/></text:p>
      <text:p text:style-name="P11"><text:soft-page-break/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<text:soft-page-break/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7215872206790248152" text:style-name="L2">
        <text:list-item>
          <text:p text:style-name="P44">time label ==&gt; paste</text:p>
        </text:list-item>
        <text:list-item>
          <text:p text:style-name="P44">“@@@” ==&gt; move to → at the bottom of the doc area</text:p>
        </text:list-item>
        <text:list-item>
          <text:p text:style-name="P44">DUP : template</text:p>
        </text:list-item>
        <text:list-item>
          <text:p text:style-name="P44">close</text:p>
          <text:list>
            <text:list-item>
              <text:p text:style-name="P44">web pages</text:p>
            </text:list-item>
            <text:list-item>
              <text:p text:style-name="P44">sheet file</text:p>
            </text:list-item>
            <text:list-item>
              <text:p text:style-name="P44">folders (if any)</text:p>
            </text:list-item>
            <text:list-item>
              <text:p text:style-name="P44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ext:soft-page-break/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05T10:07:31.36</dc:date>
    <dc:creator>iwabuchi ken</dc:creator>
    <meta:editing-duration>P4DT14H58M41S</meta:editing-duration>
    <meta:editing-cycles>260</meta:editing-cycles>
    <meta:generator>OpenOffice/4.1.3$Win32 OpenOffice.org_project/413m1$Build-9783</meta:generator>
    <meta:document-statistic meta:table-count="35" meta:image-count="0" meta:object-count="0" meta:page-count="47" meta:paragraph-count="1152" meta:word-count="5306" meta:character-count="28054"/>
  </office:meta>
</office:document-meta>
</file>